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18pt" style:text-underline-style="solid" style:text-underline-width="auto" style:text-underline-color="font-color" fo:font-weight="bold" officeooo:rsid="00038cec" officeooo:paragraph-rsid="00038ce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e181e" style:font-name="Ubuntu Mono" fo:font-size="11pt" style:text-underline-style="solid" style:text-underline-width="auto" style:text-underline-color="font-color" fo:font-weight="bold" officeooo:rsid="00038cec" officeooo:paragraph-rsid="00038cec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style:font-name="Ubuntu Mono" fo:font-size="11pt" style:text-underline-style="none" fo:font-weight="normal" officeooo:rsid="0015542a" officeooo:paragraph-rsid="0015542a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38cec" officeooo:paragraph-rsid="00038cec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411bf" officeooo:paragraph-rsid="000411bf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5be3d" officeooo:paragraph-rsid="0005be3d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5be3d" officeooo:paragraph-rsid="000b3ea2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5be3d" officeooo:paragraph-rsid="001df9fe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69841" officeooo:paragraph-rsid="00069841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69841" officeooo:paragraph-rsid="000e19c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69841" officeooo:paragraph-rsid="0014c29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087f36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0b3ea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0d0658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14c29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1510e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7f36" officeooo:paragraph-rsid="0015542a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b3ea2" officeooo:paragraph-rsid="000b3ea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b3ea2" officeooo:paragraph-rsid="000d065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b3ea2" officeooo:paragraph-rsid="0014c29b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b3ea2" officeooo:paragraph-rsid="0015542a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0658" officeooo:paragraph-rsid="000d0658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0658" officeooo:paragraph-rsid="000b3ea2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0658" officeooo:paragraph-rsid="0014c29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0658" officeooo:paragraph-rsid="001510e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0658" officeooo:paragraph-rsid="0015542a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72db" officeooo:paragraph-rsid="000d72db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72db" officeooo:paragraph-rsid="0014c29b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d72db" officeooo:paragraph-rsid="0015542a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e19c7" officeooo:paragraph-rsid="000e19c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4c29b" officeooo:paragraph-rsid="0014c29b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510eb" officeooo:paragraph-rsid="001510e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5542a" officeooo:paragraph-rsid="0015542a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61371" officeooo:paragraph-rsid="00161371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70fba" officeooo:paragraph-rsid="00170fb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75871" officeooo:paragraph-rsid="00175871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75871" officeooo:paragraph-rsid="0018c51e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8c51e" officeooo:paragraph-rsid="0018c51e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a99d5" officeooo:paragraph-rsid="001a99d5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ad2d6" officeooo:paragraph-rsid="001ad2d6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d2025" officeooo:paragraph-rsid="001d2025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df9fe" officeooo:paragraph-rsid="001df9fe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1fcbfd" officeooo:paragraph-rsid="001fcbfd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ed1c24" style:font-name="Ubuntu Mono" fo:font-size="11pt" style:text-underline-style="none" fo:font-weight="normal" officeooo:rsid="0020c420" officeooo:paragraph-rsid="0020c420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color="#ce181e" style:font-name="Ubuntu Mono" fo:font-size="11pt" style:text-underline-style="none" fo:font-weight="normal" officeooo:rsid="0015542a" officeooo:paragraph-rsid="0015542a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color="#ce181e" style:font-name="Ubuntu Mono" fo:font-size="11pt" style:text-underline-style="none" fo:font-weight="normal" officeooo:rsid="00038cec" officeooo:paragraph-rsid="00038cec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ed1c24" style:font-name="Ubuntu Mono" fo:font-size="11pt" style:text-underline-style="none" fo:font-weight="normal" officeooo:rsid="000411bf" officeooo:paragraph-rsid="000411bf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color="#ed1c24" style:font-name="Ubuntu Mono" fo:font-size="11pt" style:text-underline-style="none" fo:font-weight="normal" officeooo:rsid="0020c420" officeooo:paragraph-rsid="0020c420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ed1c24" style:font-name="Ubuntu Mono" fo:font-size="11pt" style:text-underline-style="none" fo:font-weight="normal" officeooo:rsid="0020c420" officeooo:paragraph-rsid="0020c420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ed1c24" style:font-name="Ubuntu Mono" fo:font-size="11pt" style:text-underline-style="none" fo:font-weight="normal" officeooo:rsid="002d56e2" officeooo:paragraph-rsid="002d56e2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ed1c24" style:font-name="Ubuntu Mono" fo:font-size="11pt" style:text-underline-style="none" fo:font-weight="normal" officeooo:rsid="002d56e2" officeooo:paragraph-rsid="002d56e2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964a" officeooo:paragraph-rsid="001df9fe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08964a" officeooo:paragraph-rsid="0015542a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1691d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22aee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36cee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51c85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ad196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1691d" officeooo:paragraph-rsid="002bd0d4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22aee" officeooo:paragraph-rsid="00222aee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22aee" officeooo:paragraph-rsid="00236cee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22aee" officeooo:paragraph-rsid="0023f4dd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51c85" officeooo:paragraph-rsid="00251c85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68dcd" officeooo:paragraph-rsid="00268dcd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805ac" officeooo:paragraph-rsid="002805ac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975f5" officeooo:paragraph-rsid="002975f5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975f5" officeooo:paragraph-rsid="002ad196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ad196" officeooo:paragraph-rsid="002ad196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ad196" officeooo:paragraph-rsid="002bd0d4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ad196" officeooo:paragraph-rsid="002d56e2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bd0d4" officeooo:paragraph-rsid="002bd0d4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d56e2" officeooo:paragraph-rsid="002d56e2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2f1808" officeooo:paragraph-rsid="002f1808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Ubuntu Mono" fo:font-size="11pt" style:text-underline-style="none" fo:font-weight="normal" officeooo:rsid="00310cbf" officeooo:paragraph-rsid="00310cbf" style:font-size-asian="9.60000038146973pt" style:font-weight-asian="normal" style:font-size-complex="11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fo:color="#000000" style:font-name="Ubuntu Mono" fo:font-size="11pt" style:text-underline-style="none" fo:font-weight="normal" officeooo:rsid="001a99d5" officeooo:paragraph-rsid="00310cbf" style:font-size-asian="9.60000038146973pt" style:font-weight-asian="normal" style:font-size-complex="11pt" style:font-weight-complex="normal"/>
    </style:style>
    <style:style style:name="P76" style:family="paragraph" style:parent-style-name="Preformatted_20_Text">
      <style:text-properties officeooo:paragraph-rsid="00310cbf"/>
    </style:style>
    <style:style style:name="P7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10cbf"/>
    </style:style>
    <style:style style:name="T1" style:family="text">
      <style:text-properties officeooo:rsid="000411bf"/>
    </style:style>
    <style:style style:name="T2" style:family="text">
      <style:text-properties officeooo:rsid="00087f36"/>
    </style:style>
    <style:style style:name="T3" style:family="text">
      <style:text-properties officeooo:rsid="0008964a"/>
    </style:style>
    <style:style style:name="T4" style:family="text">
      <style:text-properties officeooo:rsid="00098a9a"/>
    </style:style>
    <style:style style:name="T5" style:family="text">
      <style:text-properties officeooo:rsid="000d0658"/>
    </style:style>
    <style:style style:name="T6" style:family="text">
      <style:text-properties officeooo:rsid="000d72db"/>
    </style:style>
    <style:style style:name="T7" style:family="text">
      <style:text-properties officeooo:rsid="000e19c7"/>
    </style:style>
    <style:style style:name="T8" style:family="text">
      <style:text-properties officeooo:rsid="0014c29b"/>
    </style:style>
    <style:style style:name="T9" style:family="text">
      <style:text-properties officeooo:rsid="00170fba"/>
    </style:style>
    <style:style style:name="T10" style:family="text">
      <style:text-properties officeooo:rsid="0018c51e"/>
    </style:style>
    <style:style style:name="T11" style:family="text">
      <style:text-properties officeooo:rsid="001a99d5"/>
    </style:style>
    <style:style style:name="T12" style:family="text">
      <style:text-properties officeooo:rsid="001df9fe"/>
    </style:style>
    <style:style style:name="T13" style:family="text">
      <style:text-properties officeooo:rsid="001fcbfd"/>
    </style:style>
    <style:style style:name="T14" style:family="text">
      <style:text-properties officeooo:rsid="0021f392"/>
    </style:style>
    <style:style style:name="T15" style:family="text">
      <style:text-properties officeooo:rsid="00222aee"/>
    </style:style>
    <style:style style:name="T16" style:family="text">
      <style:text-properties officeooo:rsid="00236cee"/>
    </style:style>
    <style:style style:name="T17" style:family="text">
      <style:text-properties fo:color="#000000" style:font-name="Ubuntu Mono" fo:font-size="11pt" style:text-underline-style="none" fo:font-weight="normal" officeooo:rsid="00310cbf" style:font-size-asian="9.60000038146973pt" style:font-weight-asian="normal" style:font-size-complex="11pt" style:font-weight-complex="normal"/>
    </style:style>
    <style:style style:name="T18" style:family="text">
      <style:text-properties officeooo:rsid="0023f4dd"/>
    </style:style>
    <style:style style:name="T19" style:family="text">
      <style:text-properties officeooo:rsid="002975f5"/>
    </style:style>
    <style:style style:name="T20" style:family="text">
      <style:text-properties officeooo:rsid="002ad196"/>
    </style:style>
    <style:style style:name="T21" style:family="text">
      <style:text-properties officeooo:rsid="002bd0d4"/>
    </style:style>
    <style:style style:name="T22" style:family="text">
      <style:text-properties officeooo:rsid="002d56e2"/>
    </style:style>
    <style:style style:name="T23" style:family="text">
      <style:text-properties officeooo:rsid="00310c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 SQL1</text:p>
      <text:p text:style-name="P1"/>
      <text:list xml:id="list1142945570" text:style-name="L1">
        <text:list-item>
          <text:p text:style-name="P46">exo_1 :</text:p>
        </text:list-item>
      </text:list>
      <text:p text:style-name="P2"/>
      <text:p text:style-name="P4">A\</text:p>
      <text:p text:style-name="P4"/>
      <text:p text:style-name="P4">SELECT r.TITRE_REPRESENTATION</text:p>
      <text:p text:style-name="P4">FROM respresentation AS r</text:p>
      <text:p text:style-name="P4"/>
      <text:p text:style-name="P4">B\</text:p>
      <text:p text:style-name="P4"/>
      <text:p text:style-name="P4">SELECT r.TITRE_REPRESENTATION</text:p>
      <text:p text:style-name="P4">FROM representation AS r</text:p>
      <text:p text:style-name="P4">WHERE r.LIEU = ‘Bastille’</text:p>
      <text:p text:style-name="P4"/>
      <text:p text:style-name="P4">C\</text:p>
      <text:p text:style-name="P4"/>
      <text:p text:style-name="P4">SELECT m.NOM, <text:span text:style-name="T1">r.TITRE_REPRESENTATION</text:span></text:p>
      <text:p text:style-name="P5">FROM musicien AS m</text:p>
      <text:p text:style-name="P5">INNER JOIN representation AS r</text:p>
      <text:p text:style-name="P5"><text:tab/>ON m.N°REPRESENTATION = r.N°REPRESENTATION</text:p>
      <text:p text:style-name="P5"/>
      <text:p text:style-name="P5">D\</text:p>
      <text:p text:style-name="P5"/>
      <text:p text:style-name="P5">SELECT r.TITRE_REPRESENTATION, r.LIEU, p.TARIF</text:p>
      <text:p text:style-name="P5">FROM representation AS r</text:p>
      <text:p text:style-name="P5">INNER JOIN programmer AS p</text:p>
      <text:p text:style-name="P5"><text:tab/>ON r.N°REPRESENTATION = p.N°REPRESENTATION</text:p>
      <text:p text:style-name="P5"><text:tab/>WHERE p.DATE = ‘14/09/2014’</text:p>
      <text:p text:style-name="P5"/>
      <text:p text:style-name="P5"/>
      <text:list xml:id="list3958966143" text:style-name="L2">
        <text:list-item>
          <text:p text:style-name="P47">exo_2 :</text:p>
        </text:list-item>
      </text:list>
      <text:p text:style-name="P5"/>
      <text:p text:style-name="P5">A\</text:p>
      <text:p text:style-name="P5"/>
      <text:p text:style-name="P6">SELECT COUNT(e.N°ETUDIANT) </text:p>
      <text:p text:style-name="P6">FROM etudiant AS e</text:p>
      <text:p text:style-name="P6"/>
      <text:p text:style-name="P6">B\</text:p>
      <text:p text:style-name="P6"/>
      <text:p text:style-name="P6">SELECT MAX(e.NOTE), MIN(e.NOTE)</text:p>
      <text:p text:style-name="P6">FROM evaluer AS e</text:p>
      <text:p text:style-name="P6"/>
      <text:p text:style-name="P6">C\</text:p>
      <text:p text:style-name="P6"/>
      <text:p text:style-name="P9">CREAT VIEW <text:span text:style-name="T3">moyenne</text:span></text:p>
      <text:p text:style-name="P7"><text:span text:style-name="T2">AS </text:span>SELECT <text:span text:style-name="T4">et.NOM, m.LIBELLEMAT, AVG(ev.NOTE)</text:span></text:p>
      <text:p text:style-name="P13">FROM evaluer AS ev</text:p>
      <text:p text:style-name="P19">INNER JOIN etudiant AS et</text:p>
      <text:p text:style-name="P19"><text:tab/>ON ev.N°ETUDIANT = et.N°ETUDIANT</text:p>
      <text:p text:style-name="P18">INNER JOIN <text:span text:style-name="T5">matiere AS m</text:span></text:p>
      <text:p text:style-name="P23"><text:tab/>ON ev.CODEMAT = m.CODEMATE</text:p>
      <text:p text:style-name="P27">GROUP BY <text:span text:style-name="T7">et</text:span>.<text:span text:style-name="T7">NOM, m.LIBELLEMAT</text:span></text:p>
      <text:p text:style-name="P12"/>
      <text:p text:style-name="P14">SELECT <text:span text:style-name="T3">* FROM moyenne</text:span></text:p>
      <text:p text:style-name="P22">ORDER BY et.NOM <text:span text:style-name="T6">DESC</text:span></text:p>
      <text:p text:style-name="P22"/>
      <text:p text:style-name="P30">D\</text:p>
      <text:p text:style-name="P10"/>
      <text:p text:style-name="P8">SELECT <text:span text:style-name="T4">m.LIBELLEMAT, AVG(ev.NOTE)</text:span></text:p>
      <text:p text:style-name="P15">FROM <text:span text:style-name="T8">matiere</text:span> AS <text:span text:style-name="T8">m</text:span></text:p>
      <text:p text:style-name="P20">INNER JOIN e<text:span text:style-name="T8">valuer</text:span> AS e<text:span text:style-name="T8">v</text:span></text:p>
      <text:p text:style-name="P20"><text:tab/>ON <text:span text:style-name="T8">m.CODEMAT</text:span> = e<text:span text:style-name="T8">v</text:span>.<text:span text:style-name="T8">CODEMAT</text:span></text:p>
      <text:p text:style-name="P28">GROUP BY <text:span text:style-name="T4">m.LIBELLEMAT</text:span></text:p>
      <text:p text:style-name="P31"><text:soft-page-break/>E\</text:p>
      <text:p text:style-name="P31"/>
      <text:p text:style-name="P11">CREAT VIEW <text:span text:style-name="T3">moyenne</text:span></text:p>
      <text:p text:style-name="P8"><text:span text:style-name="T2">AS </text:span>SELECT <text:span text:style-name="T4">et.NOM, AVG(ev.NOTE)</text:span></text:p>
      <text:p text:style-name="P15">FROM evaluer AS ev</text:p>
      <text:p text:style-name="P20">INNER JOIN etudiant AS et</text:p>
      <text:p text:style-name="P20"><text:tab/>ON ev.N°ETUDIANT = et.N°ETUDIANT</text:p>
      <text:p text:style-name="P28">GROUP BY <text:span text:style-name="T7">et</text:span>.<text:span text:style-name="T7">NOM</text:span></text:p>
      <text:p text:style-name="P15"/>
      <text:p text:style-name="P15">SELECT <text:span text:style-name="T3">* FROM moyenne</text:span></text:p>
      <text:p text:style-name="P24">ORDER BY et.NOM <text:span text:style-name="T6">DESC</text:span></text:p>
      <text:p text:style-name="P31"/>
      <text:p text:style-name="P32">F\</text:p>
      <text:p text:style-name="P32"/>
      <text:p text:style-name="P52">SELECT AVG(ev.NOTE)</text:p>
      <text:p text:style-name="P16">FROM evaluer AS ev</text:p>
      <text:p text:style-name="P16"/>
      <text:p text:style-name="P33">G\</text:p>
      <text:p text:style-name="P33"/>
      <text:p text:style-name="P53">SELECT et.NOM, </text:p>
      <text:p text:style-name="P17">FROM evaluer AS ev</text:p>
      <text:p text:style-name="P21">INNER JOIN etudiant AS et</text:p>
      <text:p text:style-name="P21"><text:tab/>ON ev.N°ETUDIANT = et.N°ETUDIANT</text:p>
      <text:p text:style-name="P33">WHERE <text:span text:style-name="T4">(SUM(ev.NOTE) / COUNT(et.N°ETUDIANT)) </text:span>&gt; <text:span text:style-name="T3">(SUM(ev.NOTE) / COUNT(ev.NOTE))</text:span></text:p>
      <text:p text:style-name="P29">GROUP BY <text:span text:style-name="T7">et</text:span>.<text:span text:style-name="T7">NOM</text:span></text:p>
      <text:p text:style-name="P26">ORDER BY et.NOM <text:span text:style-name="T6">DESC</text:span></text:p>
      <text:p text:style-name="P16"/>
      <text:p text:style-name="P25"/>
      <text:list xml:id="list2109396989" text:style-name="L3">
        <text:list-item>
          <text:p text:style-name="P45">exo_3 :</text:p>
        </text:list-item>
      </text:list>
      <text:p text:style-name="P3"/>
      <text:p text:style-name="P33">A\</text:p>
      <text:p text:style-name="P33"/>
      <text:p text:style-name="P34">SELECT <text:span text:style-name="T9">a.NOART, a.LIBELLE</text:span></text:p>
      <text:p text:style-name="P35">FROM article AS a</text:p>
      <text:p text:style-name="P35">WHERE a.STOCK &lt; 10</text:p>
      <text:p text:style-name="P35"/>
      <text:p text:style-name="P35">B\</text:p>
      <text:p text:style-name="P35"/>
      <text:p text:style-name="P35">SELECT a.LIBELLE</text:p>
      <text:p text:style-name="P35">FROM article AS a</text:p>
      <text:p text:style-name="P35">WHERE a.PRIXINVENT &gt; 100 AND a.PRIXINVENT &lt; 300</text:p>
      <text:p text:style-name="P35"/>
      <text:p text:style-name="P35">C\</text:p>
      <text:p text:style-name="P32"/>
      <text:p text:style-name="P36">SELECT f.NOM<text:span text:style-name="T11">FOUR</text:span></text:p>
      <text:p text:style-name="P36">FROM fournisseurs AS f</text:p>
      <text:p text:style-name="P36">WHERE f.ADRFOUR IS NULL</text:p>
      <text:p text:style-name="P36"/>
      <text:p text:style-name="P38">D\</text:p>
      <text:p text:style-name="P38"/>
      <text:p text:style-name="P37">SELECT f.NOM<text:span text:style-name="T11">FOUR</text:span></text:p>
      <text:p text:style-name="P37">FROM fournisseurs AS f</text:p>
      <text:p text:style-name="P37">WHERE f.ADRFOUR <text:span text:style-name="T10">LIKE ‘STE%’</text:span></text:p>
      <text:p text:style-name="P37"/>
      <text:p text:style-name="P39">E\</text:p>
      <text:p text:style-name="P39"/>
      <text:p text:style-name="P39">SELECT f.NOMFOUR, f.ADRFOUR</text:p>
      <text:p text:style-name="P39">FROM fournisseurs AS f</text:p>
      <text:p text:style-name="P39">INNER JOIN achter AS ac</text:p>
      <text:p text:style-name="P39"><text:tab/>ON f.NOFOUR = ac.NOFOUR</text:p>
      <text:p text:style-name="P39">WHERE ac.DELAI &gt; 20</text:p>
      <text:p text:style-name="P39"/>
      <text:p text:style-name="P40"/>
      <text:p text:style-name="P40"/>
      <text:p text:style-name="P40"/>
      <text:p text:style-name="P40"/>
      <text:p text:style-name="P40"><text:soft-page-break/>F\</text:p>
      <text:p text:style-name="P40"/>
      <text:p text:style-name="P40">SELECT COUNT(a.NOART)</text:p>
      <text:p text:style-name="P40">FROM articles AS a</text:p>
      <text:p text:style-name="P40"/>
      <text:p text:style-name="P40">G\</text:p>
      <text:p text:style-name="P40"/>
      <text:p text:style-name="P40">SELECT SUM(a.PRIXINVENT)</text:p>
      <text:p text:style-name="P40">FROM articles AS a</text:p>
      <text:p text:style-name="P40"/>
      <text:p text:style-name="P40">H\</text:p>
      <text:p text:style-name="P40"/>
      <text:p text:style-name="P40">SELECT a.NOART, a.LIBELLE</text:p>
      <text:p text:style-name="P40">FROM articles AS a</text:p>
      <text:p text:style-name="P40">ORDER BY a.STOCK DESC</text:p>
      <text:p text:style-name="P40"/>
      <text:p text:style-name="P41">I\</text:p>
      <text:p text:style-name="P41"/>
      <text:p text:style-name="P41">SELECT ar.NOART, ar.LIBELLE, MAX(ac.PRIXACHAT), MIN(ac.PRIXACHAT)</text:p>
      <text:p text:style-name="P41">FROM artIcles AS ar</text:p>
      <text:p text:style-name="P41">INNER JOIN acheter AS ac</text:p>
      <text:p text:style-name="P41"><text:tab/>ON ar.NOART = <text:span text:style-name="T12">ac.NOART</text:span></text:p>
      <text:p text:style-name="P42">GROUP BY ar.LIBELLE</text:p>
      <text:p text:style-name="P40"/>
      <text:p text:style-name="P42">J\</text:p>
      <text:p text:style-name="P42"/>
      <text:p text:style-name="P42">SELECT AVG(ac.DELAI)</text:p>
      <text:p text:style-name="P42">FROM acheter AS ac</text:p>
      <text:p text:style-name="P42">INNER JOIN fournisseurs AS f</text:p>
      <text:p text:style-name="P42"><text:tab/>ON ac.NOFOUR = f.NOFOUR</text:p>
      <text:p text:style-name="P42">INNER JOIN articles AS ar</text:p>
      <text:p text:style-name="P42"><text:tab/>ON f.NOART = <text:span text:style-name="T13">ar.NOART</text:span></text:p>
      <text:p text:style-name="P43">WHERE COUNT(ar.NOART) &gt; 2</text:p>
      <text:p text:style-name="P43"/>
      <text:p text:style-name="P43"/>
      <text:list xml:id="list2537849584" text:style-name="L4">
        <text:list-item>
          <text:p text:style-name="P48">exo_4 :</text:p>
        </text:list-item>
      </text:list>
      <text:p text:style-name="P44"/>
      <text:p text:style-name="P54">A\</text:p>
      <text:p text:style-name="P44"/>
      <text:p text:style-name="P54">SELECT e.NOM</text:p>
      <text:p text:style-name="P54">FROM etudiant AS e</text:p>
      <text:p text:style-name="P54"/>
      <text:p text:style-name="P54">B\</text:p>
      <text:p text:style-name="P54"/>
      <text:p text:style-name="P54">SELECT e.NOM</text:p>
      <text:p text:style-name="P54">FROM etudiant AS e</text:p>
      <text:p text:style-name="P54">ORDER BY e.NOM DESC</text:p>
      <text:p text:style-name="P54"/>
      <text:p text:style-name="P54">C\</text:p>
      <text:p text:style-name="P54"/>
      <text:p text:style-name="P54">SELECT m.LIBELLE, <text:span text:style-name="T14">CONCAT(</text:span>m.COEF, ‘%’<text:span text:style-name="T14">)</text:span></text:p>
      <text:p text:style-name="P54">FROM matiere AS m</text:p>
      <text:p text:style-name="P54"/>
      <text:p text:style-name="P60">D\</text:p>
      <text:p text:style-name="P60"/>
      <text:p text:style-name="P55">SELECT e.NOM, <text:span text:style-name="T15">e.PRENOM</text:span></text:p>
      <text:p text:style-name="P55">FROM etudiant AS e</text:p>
      <text:p text:style-name="P55"/>
      <text:p text:style-name="P60">E\</text:p>
      <text:p text:style-name="P60"/>
      <text:p text:style-name="P55">SELECT e.NOM, <text:span text:style-name="T15">e.PRENOM</text:span></text:p>
      <text:p text:style-name="P55">FROM etudiant AS e</text:p>
      <text:p text:style-name="P60">WHERE e.VILLE = ‘Lyon’</text:p>
      <text:p text:style-name="P60"/>
      <text:p text:style-name="P60"/>
      <text:p text:style-name="P60"/>
      <text:p text:style-name="P60"><text:soft-page-break/>F\</text:p>
      <text:p text:style-name="P60"/>
      <text:p text:style-name="P60">SELECT n.NOTE</text:p>
      <text:p text:style-name="P60">FROM notation AS n</text:p>
      <text:p text:style-name="P60">WHERE n.NOTE &gt;= 10</text:p>
      <text:p text:style-name="P60"/>
      <text:p text:style-name="P60">G\</text:p>
      <text:p text:style-name="P60"/>
      <text:p text:style-name="P60">SELECT e.NUMEPREUVE </text:p>
      <text:p text:style-name="P60">FROM epreuve AS e</text:p>
      <text:p text:style-name="P61">WHERE <text:span text:style-name="T16">e.DATEPREUVE &gt; ‘2014-01-01’ AND e.DATEPREUVE &lt; ‘2014-06-30’</text:span></text:p>
      <text:p text:style-name="P61"/>
      <text:p text:style-name="P61"><text:span text:style-name="T16">H\</text:span></text:p>
      <text:p text:style-name="P61"/>
      <text:p text:style-name="P56">SELECT e.NOM, <text:span text:style-name="T15">e.PRENOM, LOCATE(‘ll’, e.VILLE)</text:span></text:p>
      <text:p text:style-name="P56">FROM etudiant AS e</text:p>
      <text:p text:style-name="P62">WHERE LOCATE(‘ll’, e.VILLE) <text:span text:style-name="T18">&gt; 0</text:span></text:p>
      <text:p text:style-name="P62"/>
      <text:p text:style-name="P63">I\</text:p>
      <text:p text:style-name="P63"/>
      <text:p text:style-name="P57">SELECT <text:span text:style-name="T15">e.PRENOM</text:span></text:p>
      <text:p text:style-name="P57">FROM etudiant AS e</text:p>
      <text:p text:style-name="P63">WHERE <text:span text:style-name="T15">e.PRENOM IN (‘Dupont’, ‘Durand’, ‘Martin’)</text:span></text:p>
      <text:p text:style-name="P63"/>
      <text:p text:style-name="P64">J\</text:p>
      <text:p text:style-name="P64"/>
      <text:p text:style-name="P64">SELECT SUM(m.COEF)</text:p>
      <text:p text:style-name="P64">FROM matiere AS m</text:p>
      <text:p text:style-name="P64"/>
      <text:p text:style-name="P65">K\</text:p>
      <text:p text:style-name="P65"/>
      <text:p text:style-name="P65">SELECT COUNT(e.NUMEPREUVE)</text:p>
      <text:p text:style-name="P65">FROM epreuve AS e</text:p>
      <text:p text:style-name="P65"/>
      <text:p text:style-name="P65">L\</text:p>
      <text:p text:style-name="P60"/>
      <text:p text:style-name="P65">SELECT n.NOTE</text:p>
      <text:p text:style-name="P65">FROM notation AS n</text:p>
      <text:p text:style-name="P65">WHERE n.NOTE IS NULL</text:p>
      <text:p text:style-name="P65"/>
      <text:p text:style-name="P65">M\</text:p>
      <text:p text:style-name="P65"/>
      <text:p text:style-name="P65">SELECT e.NUMEPREUVE, e.DATEVREUVE, e.LIEU, <text:span text:style-name="T19">m.LIBELLE</text:span></text:p>
      <text:p text:style-name="P65">FROM epreuve AS e</text:p>
      <text:p text:style-name="P65">INNER JOIN matiere <text:span text:style-name="T19">AS m</text:span></text:p>
      <text:p text:style-name="P65"><text:tab/><text:span text:style-name="T19">ON e.CODEMAT = m.CODEMAT</text:span></text:p>
      <text:p text:style-name="P65"/>
      <text:p text:style-name="P66">N\</text:p>
      <text:p text:style-name="P66"/>
      <text:p text:style-name="P66">SELECT n.NOTE, <text:span text:style-name="T20">e.NOM, e.PRENOM</text:span></text:p>
      <text:p text:style-name="P68">FROM note AS n</text:p>
      <text:p text:style-name="P68">INNER JOIN etudiant AS e</text:p>
      <text:p text:style-name="P68"><text:tab/>ON n.NUMETU = e.NUMETU</text:p>
      <text:p text:style-name="P68"/>
      <text:p text:style-name="P68">O\</text:p>
      <text:p text:style-name="P68"/>
      <text:p text:style-name="P67">SELECT n.NOTE, <text:span text:style-name="T20">e.NOM, e.PRENOM, m.LIBELLE</text:span></text:p>
      <text:p text:style-name="P68">FROM <text:span text:style-name="T21">etudiant</text:span> AS <text:span text:style-name="T21">e</text:span></text:p>
      <text:p text:style-name="P68">INNER JOIN <text:span text:style-name="T21">note</text:span> AS <text:span text:style-name="T21">n</text:span></text:p>
      <text:p text:style-name="P68"><text:tab/>ON n.NUMETU = <text:span text:style-name="T21">n</text:span>.NUMETU</text:p>
      <text:p text:style-name="P68">INNER JOIN epruve AS e</text:p>
      <text:p text:style-name="P68"><text:tab/>ON n.NUMEPREUVE = e.NUMEPREUVE</text:p>
      <text:p text:style-name="P68">INNER JOIN matiere AS M</text:p>
      <text:p text:style-name="P68"><text:tab/>ON <text:span text:style-name="T19">e.CODEMAT = m.CODEMAT</text:span></text:p>
      <text:p text:style-name="P65"/>
      <text:p text:style-name="P54"/>
      <text:p text:style-name="P68"><text:soft-page-break/>P\</text:p>
      <text:p text:style-name="P68"/>
      <text:p text:style-name="P58">SELECT e.NOM, <text:span text:style-name="T15">e.PRENOM</text:span></text:p>
      <text:p text:style-name="P58">FROM etudiant AS e</text:p>
      <text:p text:style-name="P68">INNER JOIN <text:span text:style-name="T21">note AS n</text:span></text:p>
      <text:p text:style-name="P69"><text:tab/>ON n.NUMETU = e.NUMETU</text:p>
      <text:p text:style-name="P71">WHERE n.NOTE = 20</text:p>
      <text:p text:style-name="P71"/>
      <text:p text:style-name="P71">Q\</text:p>
      <text:p text:style-name="P54"/>
      <text:p text:style-name="P59">SELECT e.NOM, <text:span text:style-name="T15">e.PRENOM, AVG(n.NOTE)</text:span></text:p>
      <text:p text:style-name="P59">FROM etudiant AS e</text:p>
      <text:p text:style-name="P69">INNER JOIN <text:span text:style-name="T21">note AS n</text:span></text:p>
      <text:p text:style-name="P69"><text:tab/>ON n.NUMETU = e.NUMETU</text:p>
      <text:p text:style-name="P71">GROUP BY e.NOM</text:p>
      <text:p text:style-name="P71"/>
      <text:p text:style-name="P71">R\</text:p>
      <text:p text:style-name="P71"/>
      <text:p text:style-name="P59">SELECT e.NOM, <text:span text:style-name="T15">e.PRENOM, AVG(n.NOTE)</text:span></text:p>
      <text:p text:style-name="P59">FROM etudiant AS e</text:p>
      <text:p text:style-name="P69">INNER JOIN <text:span text:style-name="T21">notation AS n</text:span></text:p>
      <text:p text:style-name="P69"><text:tab/>ON n.NUMETU = e.NUMETU</text:p>
      <text:p text:style-name="P71">GROUP BY e.NOM</text:p>
      <text:p text:style-name="P71">ORDER BY <text:span text:style-name="T15">AVG(n.NOTE) </text:span>DESC</text:p>
      <text:p text:style-name="P71"/>
      <text:p text:style-name="P71">S\</text:p>
      <text:p text:style-name="P71"/>
      <text:p text:style-name="P71">SELECT m.LIBELLE, <text:span text:style-name="T15">AVG(n.NOTE)</text:span></text:p>
      <text:p text:style-name="P71">FROM notation AS n</text:p>
      <text:p text:style-name="P69">INNER JOIN epruve AS e</text:p>
      <text:p text:style-name="P69"><text:tab/>ON n.NUMEPREUVE = e.NUMEPREUVE</text:p>
      <text:p text:style-name="P69">INNER JOIN matiere AS M</text:p>
      <text:p text:style-name="P69"><text:tab/>ON <text:span text:style-name="T19">e.CODEMAT = m.CODEMAT</text:span></text:p>
      <text:p text:style-name="P71">WHERE COUNT(<text:span text:style-name="T22">e.NUMEPREUVE) &gt; 1</text:span></text:p>
      <text:p text:style-name="P71">GROUP BY m.LIBELLE </text:p>
      <text:p text:style-name="P71"/>
      <text:p text:style-name="P72">T\</text:p>
      <text:p text:style-name="P72"/>
      <text:p text:style-name="P72">SELECT <text:span text:style-name="T20">e.NUMEPREUVE, AVG(n.NOTE)</text:span></text:p>
      <text:p text:style-name="P72">FROM etudiant<text:span text:style-name="T21"> AS </text:span>e</text:p>
      <text:p text:style-name="P70">INNER JOIN <text:span text:style-name="T21">notation AS n</text:span></text:p>
      <text:p text:style-name="P70"><text:tab/>ON n.NUMETU = e.NUMETU</text:p>
      <text:p text:style-name="P70">INNER JOIN epruve AS e</text:p>
      <text:p text:style-name="P70"><text:tab/>ON n.NUMEPREUVE = e.NUMEPREUVE</text:p>
      <text:p text:style-name="P72">WHERE COUNT(n.NUMETU)</text:p>
      <text:p text:style-name="P72">GROUP BY e.NUMEPREUVE</text:p>
      <text:p text:style-name="P72"/>
      <text:list xml:id="list2705141238" text:style-name="L5">
        <text:list-item>
          <text:p text:style-name="P51">exo_5 :</text:p>
        </text:list-item>
      </text:list>
      <text:p text:style-name="P50"/>
      <text:p text:style-name="P72">A\</text:p>
      <text:p text:style-name="P72"/>
      <text:p text:style-name="P73">INSERT INTO furnisseur (NomF, Statut, VilleF)</text:p>
      <text:p text:style-name="P73"><text:s/>VALUES (‘Hilty’, ‘SL’, ‘Strasbourg’)</text:p>
      <text:p text:style-name="P73"/>
      <text:p text:style-name="P73">B\</text:p>
      <text:p text:style-name="P73"/>
      <text:p text:style-name="P73">DELET FROM produit AS p</text:p>
      <text:p text:style-name="P73">WHERE p.COLOR = ‘noir’ AND <text:span text:style-name="T23">p.NUMP &gt; 100 AND p.NUMP &lt; 1999</text:span></text:p>
      <text:p text:style-name="P73"/>
      <text:p text:style-name="P74">C\</text:p>
      <text:p text:style-name="P74"/>
      <text:p text:style-name="P75">UPDATE <text:span text:style-name="T23">fournisseur</text:span></text:p>
      <text:p text:style-name="P76">SET <text:span text:style-name="T23">VILLEF</text:span> = '<text:span text:style-name="T23">Mulhouse</text:span>',</text:p>
      <text:p text:style-name="P77"><text:span text:style-name="T17">WHERE NUMF =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19:01.691599907</meta:creation-date>
    <dc:date>2020-04-11T00:09:56.746031782</dc:date>
    <meta:editing-duration>PT45M1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5" meta:paragraph-count="222" meta:word-count="740" meta:character-count="4354" meta:non-whitespace-character-count="3812"/>
  </office:meta>
</office:document-meta>
</file>